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9.449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08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08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08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08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08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08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08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9" calcext:value-type="date">
            <text:p>08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3" calcext:value-type="date">
            <text:p>08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改爲網頁：特徵點圖，特徵點關聯圖，裁減工具等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5" calcext:value-type="date">
            <text:p>08/2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模仿elevate：1 有個head label，右側有個按鈕，可以設置zone； <text:s text:c="2"/>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2 左側有個dash board，看到整體的參數，點擊後查看相關知識庫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3 右側有zone的列表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26" calcext:value-type="date">
            <text:p>08/2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界面優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地面海拔，離地距離，加入ascent，descent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多條路徑相似度對比：改爲相鄰兩條進行對比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即時路徑效率：使用論文公式的路徑準確度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準備好和彩威match的ppt</text:p>
          </table:table-cell>
          <table:table-cell table:number-columns-repeated="1020"/>
        </table:table-row>
        <table:table-row table:style-name="ro3">
          <table:table-cell table:style-name="ce2" office:value-type="date" office:date-value="2022-08-29" calcext:value-type="date">
            <text:p>08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知識庫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30" calcext:value-type="date">
            <text:p>08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優化分析功能：把x軸聯動到小地圖中（如garmin）；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即時路徑效率公式驗證和優化：<text:span text:style-name="T4">離開直線時效率變低，迴歸直線時效率變高；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路徑準確度公式驗證，整理出整條路徑的結果 = 路徑效率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01" calcext:value-type="date">
            <text:p>09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找理論：離地高度與飛行速度的關係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, Arial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6:05:19.301238775</meta:creation-date>
    <dc:date>2022-09-01T11:06:16.034935207</dc:date>
    <meta:editing-duration>P3DT18H56M49S</meta:editing-duration>
    <meta:editing-cycles>24</meta:editing-cycles>
    <meta:generator>LibreOffice/7.3.5.2$Linux_X86_64 LibreOffice_project/30$Build-2</meta:generator>
    <meta:document-statistic meta:table-count="1" meta:cell-count="175" meta:object-count="0"/>
  </office:meta>
</office:document-meta>
</file>